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02H54M24.747051S" calcext:value-type="time">
            <text:p>1002:5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4H13M53.623S" calcext:value-type="time">
            <text:p>04:13</text:p>
          </table:table-cell>
          <table:table-cell table:style-name="ce3"/>
          <table:table-cell office:value-type="string" calcext:value-type="string">
            <text:p>Controls remapping automated menu &amp; defaults restoration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28H20M50.608S" calcext:value-type="time">
            <text:p>28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07:56:19.4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8T11:55:54.600000000</dc:date>
    <meta:editing-duration>P43DT22H4M28S</meta:editing-duration>
    <meta:editing-cycles>1166</meta:editing-cycles>
    <meta:generator>LibreOffice/7.2.6.2$Windows_X86_64 LibreOffice_project/b0ec3a565991f7569a5a7f5d24fed7f52653d754</meta:generator>
    <meta:document-statistic meta:table-count="2" meta:cell-count="1471" meta:object-count="0"/>
  </office:meta>
</office:document-meta>
</file>